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text:p>title</text:p>
          </table:table-cell>
          <table:table-cell office:value-type="string">
            <text:p>rating</text:p>
          </table:table-cell>
          <table:table-cell office:value-type="string">
            <text:p>directors</text:p>
          </table:table-cell>
          <table:table-cell office:value-type="string">
            <text:p>actors</text:p>
          </table:table-cell>
          <table:table-cell office:value-type="string">
            <text:p>year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Ja</text:p>
          </table:table-cell>
          <table:table-cell office:value-type="string">
            <text:p>Jozko</text:p>
          </table:table-cell>
          <table:table-cell office:value-type="float" office:value="1995">
            <text:p>1995</text:p>
          </table:table-cell>
        </table:table-row>
        <table:table-row table:style-name="ro3">
          <table:table-cell office:value-type="string">
            <text:p>Zelena mila</text:p>
          </table:table-cell>
          <table:table-cell office:value-type="float" office:value="9">
            <text:p>9</text:p>
          </table:table-cell>
          <table:table-cell office:value-type="string">
            <text:p>Spielberg</text:p>
          </table:table-cell>
          <table:table-cell office:value-type="string">
            <text:p>Janko, Mirko</text:p>
          </table:table-cell>
          <table:table-cell office:value-type="float" office:value="1997">
            <text:p>1997</text:p>
          </table:table-cell>
        </table:table-row>
        <table:table-row table:style-name="ro3">
          <table:table-cell office:value-type="string">
            <text:p>skuska</text:p>
          </table:table-cell>
          <table:table-cell office:value-type="float" office:value="4">
            <text:p>4</text:p>
          </table:table-cell>
          <table:table-cell office:value-type="string">
            <text:p>spek</text:p>
          </table:table-cell>
          <table:table-cell office:value-type="string">
            <text:p>asdf</text:p>
          </table:table-cell>
          <table:table-cell office:value-type="float" office:value="1998">
            <text:p>1998</text:p>
          </table:table-cell>
        </table:table-row>
        <table:table-row table:style-name="ro3">
          <table:table-cell office:value-type="string">
            <text:p>titanic</text:p>
          </table:table-cell>
          <table:table-cell office:value-type="float" office:value="4">
            <text:p>4</text:p>
          </table:table-cell>
          <table:table-cell office:value-type="string">
            <text:p>cameron</text:p>
          </table:table-cell>
          <table:table-cell office:value-type="string">
            <text:p>dicaprio</text:p>
          </table:table-cell>
          <table:table-cell office:value-type="float" office:value="2001">
            <text:p>2001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3">13.06.2012</text:date>, <text:time>22:48:19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awco mrawco</meta:initial-creator>
    <meta:creation-date>2012-06-13T22:41:04.22</meta:creation-date>
    <dc:date>2012-06-13T22:48:19.30</dc:date>
    <dc:creator>Mrawco mrawco</dc:creator>
    <meta:editing-duration>PT00H04M54S</meta:editing-duration>
    <meta:editing-cycles>5</meta:editing-cycles>
    <meta:generator>OpenOffice.org/3.2$Win32 OpenOffice.org_project/320m19$Build-9505</meta:generator>
    <meta:document-statistic meta:table-count="3" meta:cell-count="24" meta:object-count="0"/>
  </office:meta>
</office:document-meta>
</file>